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A10000070DAF3D8E1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as-char" svg:width="19.454cm" svg:height="29.99cm" draw:z-index="0"><draw:image xlink:href="Pictures/10000000000004A10000070DAF3D8E1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35.565cm" style:num-format="1" style:print-orientation="portrait" fo:margin-top="1.3cm" fo:margin-bottom="0.801cm" fo:margin-left="1.401cm" fo:margin-right="0.501cm" style:writing-mode="lr-tb" style:layout-grid-color="#c0c0c0" style:layout-grid-lines="5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 </dc:title>
    <meta:initial-creator>Daniel Rosales</meta:initial-creator>
    <meta:creation-date>2006-04-04T07:37:00</meta:creation-date>
    <dc:date>2007-04-27T12:24:30</dc:date>
    <dc:language>es-ES</dc:language>
    <meta:editing-cycles>2</meta:editing-cycles>
    <meta:editing-duration>PT1M15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" meta:word-count="0" meta:character-count="1"/>
  </office:meta>
</office:document-meta>
</file>